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216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ta1" style:family="table" style:master-page-name="PageStyle_5f_Project_20_Planner">
      <style:table-properties table:display="true" style:writing-mode="lr-tb" tableooo:tab-color="#735773"/>
    </style:style>
    <style:style style:name="c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Excel_20_Built-in_20_Title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3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0138in solid #735773" style:cell-protect="protected" style:print-content="true" fo:background-color="transparent" fo:border-left="none" fo:border-right="none" fo:border-top="none"/>
    </style:style>
    <style:style style:name="ce5" style:family="table-cell" style:parent-style-name="Excel_20_Built-in_20_Heading_20_2">
      <style:table-cell-properties fo:border-bottom="0.0138in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style:rotation-align="non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style:rotation-align="none"/>
      <style:map style:condition="is-true-formula(1)" style:apply-style-name="ConditionalStyle_5f_2" style:base-cell-address="'Project Planner'.A1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style:rotation-align="none"/>
    </style:style>
    <style:style style:name="ce9" style:family="table-cell" style:parent-style-name="Excel_20_Built-in_20_Heading_20_1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11" style:family="table-cell" style:parent-style-name="Excel_20_Built-in_20_Heading_20_3">
      <style:table-cell-properties fo:border-bottom="0.0138in solid #735773" style:cell-protect="protected" style:print-content="true" fo:background-color="transparent" fo:border-left="none" fo:border-right="none" fo:border-top="none"/>
    </style:style>
    <style:style style:name="ce12" style:family="table-cell" style:parent-style-name="Excel_20_Built-in_20_Heading_20_3">
      <style:table-cell-properties fo:border-bottom="0.0138in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1)" style:apply-style-name="ConditionalStyle_5f_2" style:base-cell-address="'Project Planner'.A1"/>
    </style:style>
    <style:style style:name="ce1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Period_20_Highlight_20_Control" style:data-style-name="N8000">
      <style:table-cell-properties style:cell-protect="protected" style:print-content="true"/>
    </style:style>
    <style:style style:name="ce17" style:family="table-cell" style:parent-style-name="Excel_20_Built-in_20_Heading_20_3">
      <style:table-cell-properties fo:border-bottom="0.0138in solid #735773" style:cell-protect="protected" style:print-content="true" style:diagonal-bl-tr="none" style:diagonal-tl-br="none" fo:background-color="transparent" fo:border-left="none" fo:border-right="none" style:rotation-align="none" fo:border-top="0.0138in solid #d1871a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style:rotation-align="none"/>
      <style:text-properties fo:color="#735773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style:rotation-align="none"/>
      <style:map style:condition="is-true-formula(1)" style:apply-style-name="ConditionalStyle_5f_2" style:base-cell-address="'Project Planner'.A1"/>
    </style:style>
    <style:style style:name="ce20" style:family="table-cell" style:parent-style-name="Percent_20_Complete">
      <style:table-cell-properties style:cell-protect="protected" style:print-content="true" style:diagonal-bl-tr="none" style:diagonal-tl-br="none" fo:background-color="transparent"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/>
    </style:style>
    <style:style style:name="ce22" style:family="table-cell" style:parent-style-name="Period_20_Headers">
      <style:table-cell-properties style:cell-protect="protected" style:print-content="true" fo:background-color="transparent"/>
      <style:map style:condition="is-true-formula([.A$4]=period_selected)" style:apply-style-name="ConditionalStyle_5f_1" style:base-cell-address="'Project Planner'.A1"/>
    </style:style>
    <style:style style:name="ce2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PercentComplete)" style:apply-style-name="ConditionalStyle_5f_10" style:base-cell-address="'Project Planner'.A1"/>
      <style:map style:condition="is-true-formula(PercentCompleteBeyond)" style:apply-style-name="ConditionalStyle_5f_9" style:base-cell-address="'Project Planner'.A1"/>
      <style:map style:condition="is-true-formula(Actual)" style:apply-style-name="ConditionalStyle_5f_8" style:base-cell-address="'Project Planner'.A1"/>
      <style:map style:condition="is-true-formula(ActualBeyond)" style:apply-style-name="ConditionalStyle_5f_7" style:base-cell-address="'Project Planner'.A1"/>
      <style:map style:condition="is-true-formula(Plan)" style:apply-style-name="ConditionalStyle_5f_6" style:base-cell-address="'Project Planner'.A1"/>
      <style:map style:condition="is-true-formula([.A$4]=period_selected)" style:apply-style-name="ConditionalStyle_5f_5" style:base-cell-address="'Project Planner'.A1"/>
      <style:map style:condition="is-true-formula(MOD(COLUMN();2))" style:apply-style-name="ConditionalStyle_5f_4" style:base-cell-address="'Project Planner'.A1"/>
      <style:map style:condition="is-true-formula(MOD(COLUMN();2)=0)" style:apply-style-name="ConditionalStyle_5f_3" style:base-cell-address="'Project Planner'.A1"/>
    </style:style>
    <style:style style:name="ce24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" style:family="table-cell" style:parent-style-name="Plan_20_legend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Label" style:data-style-name="N8000">
      <style:table-cell-properties fo:border-bottom="none" style:cell-protect="protected" style:print-content="true" style:diagonal-bl-tr="none" style:diagonal-tl-br="none" fo:background-color="transparent" fo:border-left="0.0555in solid #ffffff" fo:border-right="0.0555in solid #ffffff" style:rotation-align="none" fo:border-top="non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Label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9" style:family="table-cell" style:parent-style-name="Label" style:data-style-name="N8000">
      <style:table-cell-properties fo:border-bottom="none" style:cell-protect="protected" style:print-content="true" style:diagonal-bl-tr="none" style:diagonal-tl-br="none" fo:background-color="transparent" fo:border-left="none" fo:border-right="0.0555in solid #ffffff" style:rotation-align="none" fo:border-top="non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0" style:family="table-cell" style:parent-style-name="Actual_20_legend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_25__20_complete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Label" style:data-style-name="N8000">
      <style:table-cell-properties fo:border-bottom="none" style:cell-protect="protected" style:print-content="true" style:diagonal-bl-tr="none" style:diagonal-tl-br="none" fo:background-color="transparent" fo:border-left="0.0555in solid #ffffff" fo:border-right="0.0555in solid #ffffff" style:rotation-align="none" fo:border-top="non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Label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Label" style:data-style-name="N8000">
      <style:table-cell-properties fo:border-bottom="none" style:cell-protect="protected" style:print-content="true" style:diagonal-bl-tr="none" style:diagonal-tl-br="none" fo:background-color="transparent" fo:border-left="none" fo:border-right="0.0555in solid #ffffff" style:rotation-align="none" fo:border-top="non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Actual_20__28_beyond_20_plan_29__20_legend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Labe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555in solid #ffffff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Labe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map style:condition="is-true-formula(PercentComplete)" style:apply-style-name="ConditionalStyle_5f_10" style:base-cell-address="'Project Planner'.A1"/>
      <style:map style:condition="is-true-formula(PercentCompleteBeyond)" style:apply-style-name="ConditionalStyle_5f_9" style:base-cell-address="'Project Planner'.A1"/>
      <style:map style:condition="is-true-formula(Actual)" style:apply-style-name="ConditionalStyle_5f_8" style:base-cell-address="'Project Planner'.A1"/>
      <style:map style:condition="is-true-formula(ActualBeyond)" style:apply-style-name="ConditionalStyle_5f_7" style:base-cell-address="'Project Planner'.A1"/>
      <style:map style:condition="is-true-formula(Plan)" style:apply-style-name="ConditionalStyle_5f_6" style:base-cell-address="'Project Planner'.A1"/>
      <style:map style:condition="is-true-formula([.A$4]=period_selected)" style:apply-style-name="ConditionalStyle_5f_5" style:base-cell-address="'Project Planner'.A1"/>
      <style:map style:condition="is-true-formula(MOD(COLUMN();2))" style:apply-style-name="ConditionalStyle_5f_4" style:base-cell-address="'Project Planner'.A1"/>
      <style:map style:condition="is-true-formula(MOD(COLUMN();2)=0)" style:apply-style-name="ConditionalStyle_5f_3" style:base-cell-address="'Project Planner'.A1"/>
    </style:style>
    <style:style style:name="ce39" style:family="table-cell" style:parent-style-name="Default">
      <style:map style:condition="is-true-formula(1)" style:apply-style-name="ConditionalStyle_5f_2" style:base-cell-address="'Project Planner'.A1"/>
    </style:style>
    <style:style style:name="ce40" style:family="table-cell" style:parent-style-name="Labe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_25__20_complete_20__28_beyond_20_plan_29__20_legend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Label" style:data-style-name="N8000">
      <style:table-cell-properties fo:border-bottom="none" style:cell-protect="protected" style:print-content="true" style:diagonal-bl-tr="none" style:diagonal-tl-br="none" fo:background-color="transparent" fo:border-left="0.0555in solid #ffffff" fo:border-right="none" style:rotation-align="none" fo:border-top="non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40404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" style:family="text">
      <style:text-properties fo:color="#404040" style:text-outline="false" style:text-line-through-style="none" style:text-position="0% 100%" style:font-name="Corbe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5"/>
        <table:table-column table:style-name="co2" table:default-cell-style-name="ce15"/>
        <table:table-column table:style-name="co2" table:default-cell-style-name="ce20"/>
        <table:table-column table:style-name="co4" table:number-columns-repeated="20" table:default-cell-style-name="ce15"/>
        <table:table-column table:style-name="co4" table:number-columns-repeated="996" table:default-cell-style-name="Default"/>
        <table:table-row table:style-name="ro1">
          <table:table-cell table:content-validation-name="val1"/>
          <table:table-cell table:style-name="ce2" table:content-validation-name="val2" office:value-type="string">
            <text:p>Project Planner</text:p>
          </table:table-cell>
          <table:table-cell table:style-name="ce9" table:number-columns-repeated="6"/>
          <table:table-cell table:number-columns-repeated="1016"/>
        </table:table-row>
        <table:table-row table:style-name="ro2">
          <table:table-cell/>
          <table:table-cell table:style-name="ce3" table:content-validation-name="val3" office:value-type="string" table:number-columns-spanned="5" table:number-rows-spanned="1">
            <text:p>Select a period to highlight at right. <text:s/>A legend describing the charting follows.</text:p>
          </table:table-cell>
          <table:covered-table-cell table:number-columns-repeated="4" table:style-name="ce10" table:content-validation-name="val3"/>
          <table:table-cell table:style-name="ce10" table:content-validation-name="val3"/>
          <table:table-cell table:style-name="ce16" office:value-type="string">
            <text:p><text:s/>Period Highlight:</text:p>
          </table:table-cell>
          <table:table-cell table:style-name="Period_20_Value" table:content-validation-name="val10" office:value-type="float" office:value="1">
            <text:p>1</text:p>
          </table:table-cell>
          <table:table-cell/>
          <table:table-cell table:style-name="ce25" table:content-validation-name="val12"/>
          <table:table-cell table:style-name="ce27" office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27" office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32" office:value-type="string" table:number-columns-spanned="4" table:number-rows-spanned="1">
            <text:p><text:span text:style-name="T1">%</text:span><text:span text:style-name="T2"> </text:span><text:span text:style-name="T1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36" office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7"/>
          <table:covered-table-cell table:style-name="ce40"/>
          <table:table-cell table:style-name="ce41" table:content-validation-name="val16"/>
          <table:table-cell table:style-name="ce42" office:value-type="string" table:number-columns-spanned="8" table:number-rows-spanned="1">
            <text:p><text:span text:style-name="T1">%</text:span><text:span text:style-name="T2"> </text:span><text:span text:style-name="T1">Complete (beyond plan)</text:span></text:p>
          </table:table-cell>
          <table:covered-table-cell table:number-columns-repeated="7" table:style-name="ce33"/>
          <table:table-cell table:number-columns-repeated="981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table:number-columns-spanned="1" table:number-rows-spanned="2">
              <text:p>Feature</text:p>
            </table:table-cell>
            <table:table-cell table:style-name="ce11" table:content-validation-name="val5" office:value-type="string" table:number-columns-spanned="1" table:number-rows-spanned="2">
              <text:p>PLAN START</text:p>
            </table:table-cell>
            <table:table-cell table:style-name="ce11" table:content-validation-name="val6" office:value-type="string" table:number-columns-spanned="1" table:number-rows-spanned="2">
              <text:p>PLAN DURATION</text:p>
            </table:table-cell>
            <table:table-cell table:style-name="ce11" table:content-validation-name="val7" office:value-type="string" table:number-columns-spanned="1" table:number-rows-spanned="2">
              <text:p>ACTUAL START</text:p>
            </table:table-cell>
            <table:table-cell table:style-name="ce11" table:content-validation-name="val8" office:value-type="string" table:number-columns-spanned="1" table:number-rows-spanned="2">
              <text:p>ACTUAL DURATION</text:p>
            </table:table-cell>
            <table:table-cell table:style-name="ce11" table:content-validation-name="val8" office:value-type="string">
              <text:p>Main Contributor</text:p>
            </table:table-cell>
            <table:table-cell table:style-name="ce17" table:content-validation-name="val9" office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12" table:content-validation-name="val5"/>
            <table:covered-table-cell table:style-name="ce12" table:content-validation-name="val6"/>
            <table:covered-table-cell table:style-name="ce12" table:content-validation-name="val7"/>
            <table:covered-table-cell table:style-name="ce12" table:content-validation-name="val8"/>
            <table:table-cell table:style-name="ce12" table:content-validation-name="val8"/>
            <table:covered-table-cell table:style-name="ce12" table:content-validation-name="val9"/>
            <table:table-cell table:style-name="ce22" office:value-type="float" office:value="1">
              <text:p>1</text:p>
            </table:table-cell>
            <table:table-cell table:style-name="ce22" office:value-type="float" office:value="2">
              <text:p>2</text:p>
            </table:table-cell>
            <table:table-cell table:style-name="ce22" office:value-type="float" office:value="3">
              <text:p>3</text:p>
            </table:table-cell>
            <table:table-cell table:style-name="ce22" office:value-type="float" office:value="4">
              <text:p>4</text:p>
            </table:table-cell>
            <table:table-cell table:style-name="ce22" office:value-type="float" office:value="5">
              <text:p>5</text:p>
            </table:table-cell>
            <table:table-cell table:style-name="ce22" office:value-type="float" office:value="6">
              <text:p>6</text:p>
            </table:table-cell>
            <table:table-cell table:style-name="ce22" office:value-type="float" office:value="7">
              <text:p>7</text:p>
            </table:table-cell>
            <table:table-cell table:style-name="ce22" office:value-type="float" office:value="8">
              <text:p>8</text:p>
            </table:table-cell>
            <table:table-cell table:style-name="ce22" office:value-type="float" office:value="9">
              <text:p>9</text:p>
            </table:table-cell>
            <table:table-cell table:style-name="ce22" office:value-type="float" office:value="10">
              <text:p>10</text:p>
            </table:table-cell>
            <table:table-cell table:style-name="ce22" office:value-type="float" office:value="11">
              <text:p>11</text:p>
            </table:table-cell>
            <table:table-cell table:style-name="ce22" office:value-type="float" office:value="12">
              <text:p>12</text:p>
            </table:table-cell>
            <table:table-cell table:style-name="ce22" office:value-type="float" office:value="13">
              <text:p>13</text:p>
            </table:table-cell>
            <table:table-cell table:style-name="ce22" office:value-type="float" office:value="14">
              <text:p>14</text:p>
            </table:table-cell>
            <table:table-cell table:style-name="ce22" office:value-type="float" office:value="15">
              <text:p>15</text:p>
            </table:table-cell>
            <table:table-cell table:style-name="ce22" office:value-type="float" office:value="16">
              <text:p>16</text:p>
            </table:table-cell>
            <table:table-cell table:style-name="ce22" office:value-type="float" office:value="17">
              <text:p>17</text:p>
            </table:table-cell>
            <table:table-cell table:style-name="ce22" office:value-type="float" office:value="18">
              <text:p>18</text:p>
            </table:table-cell>
            <table:table-cell table:style-name="ce22" office:value-type="float" office:value="19">
              <text:p>19</text:p>
            </table:table-cell>
            <table:table-cell table:style-name="ce22" office:value-type="float" office:value="20">
              <text:p>20</text:p>
            </table:table-cell>
            <table:table-cell table:style-name="ce22" office:value-type="float" office:value="21">
              <text:p>21</text:p>
            </table:table-cell>
            <table:table-cell table:style-name="ce22" office:value-type="float" office:value="22">
              <text:p>22</text:p>
            </table:table-cell>
            <table:table-cell table:style-name="ce22" office:value-type="float" office:value="23">
              <text:p>23</text:p>
            </table:table-cell>
            <table:table-cell table:style-name="ce22" office:value-type="float" office:value="24">
              <text:p>24</text:p>
            </table:table-cell>
            <table:table-cell table:style-name="ce22" office:value-type="float" office:value="25">
              <text:p>25</text:p>
            </table:table-cell>
            <table:table-cell table:style-name="ce22" office:value-type="float" office:value="26">
              <text:p>26</text:p>
            </table:table-cell>
            <table:table-cell table:style-name="ce22" office:value-type="float" office:value="27">
              <text:p>27</text:p>
            </table:table-cell>
            <table:table-cell table:style-name="ce22" office:value-type="float" office:value="28">
              <text:p>28</text:p>
            </table:table-cell>
            <table:table-cell table:style-name="ce22" office:value-type="float" office:value="29">
              <text:p>29</text:p>
            </table:table-cell>
            <table:table-cell table:style-name="ce22" office:value-type="float" office:value="30">
              <text:p>30</text:p>
            </table:table-cell>
            <table:table-cell table:style-name="ce22" office:value-type="float" office:value="31">
              <text:p>31</text:p>
            </table:table-cell>
            <table:table-cell table:style-name="ce22" office:value-type="float" office:value="32">
              <text:p>32</text:p>
            </table:table-cell>
            <table:table-cell table:style-name="ce22" office:value-type="float" office:value="33">
              <text:p>33</text:p>
            </table:table-cell>
            <table:table-cell table:style-name="ce22" office:value-type="float" office:value="34">
              <text:p>34</text:p>
            </table:table-cell>
            <table:table-cell table:style-name="ce22" office:value-type="float" office:value="35">
              <text:p>35</text:p>
            </table:table-cell>
            <table:table-cell table:style-name="ce22" office:value-type="float" office:value="36">
              <text:p>36</text:p>
            </table:table-cell>
            <table:table-cell table:style-name="ce22" office:value-type="float" office:value="37">
              <text:p>37</text:p>
            </table:table-cell>
            <table:table-cell table:style-name="ce22" office:value-type="float" office:value="38">
              <text:p>38</text:p>
            </table:table-cell>
            <table:table-cell table:style-name="ce22" office:value-type="float" office:value="39">
              <text:p>39</text:p>
            </table:table-cell>
            <table:table-cell table:style-name="ce22" office:value-type="float" office:value="40">
              <text:p>40</text:p>
            </table:table-cell>
            <table:table-cell table:style-name="ce22" office:value-type="float" office:value="41">
              <text:p>41</text:p>
            </table:table-cell>
            <table:table-cell table:style-name="ce22" office:value-type="float" office:value="42">
              <text:p>42</text:p>
            </table:table-cell>
            <table:table-cell table:style-name="ce22" office:value-type="float" office:value="43">
              <text:p>43</text:p>
            </table:table-cell>
            <table:table-cell table:style-name="ce22" office:value-type="float" office:value="44">
              <text:p>44</text:p>
            </table:table-cell>
            <table:table-cell table:style-name="ce22" office:value-type="float" office:value="45">
              <text:p>45</text:p>
            </table:table-cell>
            <table:table-cell table:style-name="ce22" office:value-type="float" office:value="46">
              <text:p>46</text:p>
            </table:table-cell>
            <table:table-cell table:style-name="ce22" office:value-type="float" office:value="47">
              <text:p>47</text:p>
            </table:table-cell>
            <table:table-cell table:style-name="ce22" office:value-type="float" office:value="48">
              <text:p>48</text:p>
            </table:table-cell>
            <table:table-cell table:style-name="ce22" office:value-type="float" office:value="49">
              <text:p>49</text:p>
            </table:table-cell>
            <table:table-cell table:style-name="ce22" office:value-type="float" office:value="50">
              <text:p>50</text:p>
            </table:table-cell>
            <table:table-cell table:style-name="ce22" office:value-type="float" office:value="51">
              <text:p>51</text:p>
            </table:table-cell>
            <table:table-cell table:style-name="ce22" office:value-type="float" office:value="52">
              <text:p>52</text:p>
            </table:table-cell>
            <table:table-cell table:style-name="ce22" office:value-type="float" office:value="53">
              <text:p>53</text:p>
            </table:table-cell>
            <table:table-cell table:style-name="ce22" office:value-type="float" office:value="54">
              <text:p>54</text:p>
            </table:table-cell>
            <table:table-cell table:style-name="ce22" office:value-type="float" office:value="55">
              <text:p>55</text:p>
            </table:table-cell>
            <table:table-cell table:style-name="ce22" office:value-type="float" office:value="56">
              <text:p>56</text:p>
            </table:table-cell>
            <table:table-cell table:style-name="ce22" office:value-type="float" office:value="57">
              <text:p>57</text:p>
            </table:table-cell>
            <table:table-cell table:style-name="ce22" office:value-type="float" office:value="58">
              <text:p>58</text:p>
            </table:table-cell>
            <table:table-cell table:style-name="ce22" office:value-type="float" office:value="59">
              <text:p>59</text:p>
            </table:table-cell>
            <table:table-cell table:style-name="ce22" office:value-type="float" office:value="60">
              <text:p>60</text:p>
            </table:table-cell>
            <table:table-cell table:number-columns-repeated="956"/>
          </table:table-row>
        </table:table-header-rows>
        <table:table-row table:style-name="ro5">
          <table:table-cell/>
          <table:table-cell table:style-name="ce6" office:value-type="string">
            <text:p>Logi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Everyone</text:p>
          </table:table-cell>
          <table:table-cell table:style-name="ce18" office:value-type="percentage" office:value="1">
            <text:p>10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Logout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Everyone</text:p>
          </table:table-cell>
          <table:table-cell table:style-name="ce18" office:value-type="percentage" office:value="1">
            <text:p>10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Create Us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Everyone</text:p>
          </table:table-cell>
          <table:table-cell table:style-name="ce18" office:value-type="percentage" office:value="1">
            <text:p>10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Delete Us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Everyone</text:p>
          </table:table-cell>
          <table:table-cell table:style-name="ce18" office:value-type="percentage" office:value="1">
            <text:p>10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User Profile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Richard</text:p>
          </table:table-cell>
          <table:table-cell table:style-name="ce18" office:value-type="percentage" office:value="0.7">
            <text:p>7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User Ratings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14">
            <text:p>14</text:p>
          </table:table-cell>
          <table:table-cell table:style-name="ce13"/>
          <table:table-cell table:style-name="ce18" office:value-type="percentage" office:value="0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Seller Account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Ahn/Minh</text:p>
          </table:table-cell>
          <table:table-cell table:style-name="ce18" office:value-type="percentage" office:value="0.5">
            <text:p>5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Item Display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Jeff</text:p>
          </table:table-cell>
          <table:table-cell table:style-name="ce18" office:value-type="percentage" office:value="75">
            <text:p>750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Upload Items to sell</text:p>
          </table:table-cell>
          <table:table-cell table:number-columns-repeated="2"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hn</text:p>
          </table:table-cell>
          <table:table-cell table:style-name="ce18" office:value-type="percentage" office:value="0.5">
            <text:p>5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Search Bar</text:p>
          </table:table-cell>
          <table:table-cell table:number-columns-repeated="2" table:style-name="ce13" office:value-type="float" office:value="14">
            <text:p>1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Minh</text:p>
          </table:table-cell>
          <table:table-cell table:style-name="ce18" office:value-type="percentage" office:value="0.8">
            <text:p>8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Related Items/Categories</text:p>
          </table:table-cell>
          <table:table-cell table:number-columns-repeated="2"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Jeff</text:p>
          </table:table-cell>
          <table:table-cell table:style-name="ce18" office:value-type="percentage" office:value="0.5">
            <text:p>5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Checkout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Jeff</text:p>
          </table:table-cell>
          <table:table-cell table:style-name="ce18" office:value-type="percentage" office:value="0.75">
            <text:p>75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Related Items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18" office:value-type="percentage" office:value="0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Dark Mode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18" office:value-type="percentage" office:value="0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Discount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18" office:value-type="percentage" office:value="0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6" office:value-type="string">
            <text:p>Image Zoom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18" office:value-type="percentage" office:value="0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 table:number-rows-repeated="11">
          <table:table-cell/>
          <table:table-cell table:style-name="ce6"/>
          <table:table-cell table:style-name="ce13" table:number-columns-repeated="5"/>
          <table:table-cell table:style-name="ce18"/>
          <table:table-cell table:style-name="ce23" table:number-columns-repeated="20"/>
          <table:table-cell table:style-name="ce38" table:number-columns-repeated="40"/>
          <table:table-cell table:number-columns-repeated="956"/>
        </table:table-row>
        <table:table-row table:style-name="ro5">
          <table:table-cell/>
          <table:table-cell table:style-name="ce7"/>
          <table:table-cell table:style-name="ce14" table:number-columns-repeated="5"/>
          <table:table-cell table:style-name="ce19"/>
          <table:table-cell table:style-name="ce14" table:number-columns-repeated="20"/>
          <table:table-cell table:style-name="ce39" table:number-columns-repeated="40"/>
          <table:table-cell table:number-columns-repeated="95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H1])))+([$'Project Planner'.A$4]=[$'Project Planner'.$E1]))*([$'Project Planner'.$H1]&gt;0)"/>
        <table:named-range table:name="period_selected" table:base-cell-address="$'Project Planner'.$A$1" table:cell-range-address="$'Project Planner'.$I$2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0.0555in solid #ffffff" style:rotation-align="none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0.0555in solid #ffffff" style:rotation-align="none"/>
    </style:style>
    <style:style style:name="Activity" style:family="table-cell" style:parent-style-name="Default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04040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5bba8" style:cell-protect="protected" style:print-content="true" style:diagonal-bl-tr="none" style:diagonal-tl-br="none" fo:border="0.0555in solid #ffffff" style:rotation-align="none"/>
    </style:style>
    <style:style style:name="Actual_20_legend" style:display-name="Actual legend" style:family="table-cell" style:parent-style-name="Default">
      <style:table-cell-properties fo:background-color="#b4a0b5" style:cell-protect="protected" style:print-content="true" style:diagonal-bl-tr="none" style:diagonal-tl-br="none" fo:border="0.0555in solid #ffffff" style:rotation-align="none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735773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595959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80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595959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595959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735773" style:text-outline="false" style:text-line-through-styl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35773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8003">
      <style:table-cell-properties fo:border-bottom="0.0138in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595959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0138in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d1871a" style:vertical-align="middle"/>
      <style:paragraph-properties fo:text-align="start" fo:margin-left="0in" style:writing-mode="page"/>
      <style:text-properties fo:color="#40404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8001">
      <style:table-cell-properties fo:border-bottom="0.0138in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d1871a" style:vertical-align="middle"/>
      <style:paragraph-properties fo:text-align="center" fo:margin-left="0in" style:writing-mode="page"/>
      <style:text-properties fo:color="#404040" style:text-outline="false" style:text-line-through-style="none" style:font-name="Corbe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0.0555in solid #ffffff" fo:background-color="#dcd5dc" style:cell-protect="protected" style:print-content="true" style:diagonal-bl-tr="none" style:diagonal-tl-br="none" fo:border-left="0.0555in solid #ffffff" fo:border-right="0.0555in solid #ffffff" style:rotation-align="none" fo:border-top="0.0138in solid #ffffff"/>
    </style:style>
    <style:style style:name="Project_20_Headers" style:display-name="Project Headers" style:family="table-cell" style:parent-style-name="Default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595959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0138in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0138in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0138in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0138in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0138in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0138in solid #f6ddb9" fo:background-color="#f6ddb9" fo:border-left="0.0138in solid #d1871a" fo:border-right="0.0138in solid #d1871a" fo:border-top="none"/>
    </style:style>
    <style:style style:name="ConditionalStyle_5f_4" style:display-name="ConditionalStyle_4" style:family="table-cell" style:parent-style-name="Default">
      <style:table-cell-properties fo:border-bottom="0.0138in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0138in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0138in solid #735773"/>
    </style:style>
    <style:style style:name="ConditionalStyle_5f_1" style:display-name="ConditionalStyle_1" style:family="table-cell" style:parent-style-name="Default">
      <style:table-cell-properties fo:border-bottom="0.0138in solid #735773" fo:background-color="#f6ddb9" fo:border-left="0.0138in solid #d1871a" fo:border-right="0.0138in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style:text-outline="false" style:text-line-through-style="none" style:text-position="0% 100%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3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Planner" style:display-name="PageStyle_Project Planner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6T23:33:48.56</dc:date>
    <meta:document-statistic meta:table-count="1" meta:cell-count="184" meta:object-count="0"/>
    <meta:generator>OpenOffice/4.1.6$Win32 OpenOffice.org_project/416m1$Build-9790</meta:generator>
  </office:meta>
</office:document-meta>
</file>